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332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1.33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.009cm" fo:margin-right="0.406cm" fo:margin-top="0.497cm" fo:margin-bottom="0cm" style:contextual-spacing="false" fo:line-height="95%" fo:text-align="start" style:justify-single-word="false" fo:keep-together="auto" fo:orphans="0" fo:widows="0" fo:text-indent="0.072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.175cm" fo:margin-top="0.478cm" fo:margin-bottom="0cm" style:contextual-spacing="false" fo:line-height="95%" fo:text-align="start" style:justify-single-word="false" fo:keep-together="auto" fo:orphans="0" fo:widows="0" fo:text-indent="0.081cm" style:auto-text-indent="false" fo:break-before="auto" fo:break-after="auto" fo:padding="0cm" fo:border="none" fo:keep-with-next="auto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Standard">
      <style:paragraph-properties fo:margin-left="0.002cm" fo:margin-right="0.997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Standard">
      <style:paragraph-properties fo:margin-left="0.002cm" fo:margin-right="-0.011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margin-left="0cm" fo:margin-right="0.961cm" fo:margin-top="0.478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>
      <style:paragraph-properties fo:margin-left="0cm" fo:margin-right="0.095cm" fo:margin-top="0.497cm" fo:margin-bottom="0cm" style:contextual-spacing="false" fo:line-height="95%" fo:text-align="start" style:justify-single-word="false" fo:keep-together="auto" fo:orphans="0" fo:widows="0" fo:text-indent="0.07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Standard">
      <style:paragraph-properties fo:margin-left="0.009cm" fo:margin-right="0.009cm" fo:margin-top="0.497cm" fo:margin-bottom="0cm" style:contextual-spacing="false" fo:line-height="95%" fo:text-align="start" style:justify-single-word="false" fo:keep-together="auto" fo:orphans="0" fo:widows="0" fo:text-indent="0.072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Standard">
      <style:paragraph-properties fo:margin-left="0.011cm" fo:margin-right="0.081cm" fo:margin-top="0.497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>
      <style:paragraph-properties fo:margin-left="0.011cm" fo:margin-right="-0.009cm" fo:margin-top="0.497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.009cm" fo:margin-right="1.238cm" fo:margin-top="0.497cm" fo:margin-bottom="0cm" style:contextual-spacing="false" fo:line-height="95%" fo:text-align="start" style:justify-single-word="false" fo:keep-together="auto" fo:orphans="0" fo:widows="0" fo:text-indent="0.07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1.332cm" fo:margin-right="3.089cm" fo:margin-top="0.497cm" fo:margin-bottom="0cm" style:contextual-spacing="false" fo:line-height="95%" fo:text-align="start" style:justify-single-word="false" fo:keep-together="auto" fo:orphans="0" fo:widows="0" fo:text-indent="-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.011cm" fo:margin-right="0.57cm" fo:margin-top="0cm" fo:margin-bottom="0cm" style:contextual-spacing="false" fo:line-height="95%" fo:text-align="start" style:justify-single-word="false" fo:keep-together="auto" fo:orphans="0" fo:widows="0" fo:text-indent="1.3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>
      <style:paragraph-properties fo:margin-left="0.011cm" fo:margin-right="1.621cm" fo:margin-top="0.011cm" fo:margin-bottom="0cm" style:contextual-spacing="false" fo:line-height="95%" fo:text-align="start" style:justify-single-word="false" fo:keep-together="auto" fo:orphans="0" fo:widows="0" fo:text-indent="1.3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0.007cm" fo:margin-right="0.125cm" fo:margin-top="0.497cm" fo:margin-bottom="0cm" style:contextual-spacing="false" fo:line-height="95%" fo:text-align="start" style:justify-single-word="false" fo:keep-together="auto" fo:orphans="0" fo:widows="0" fo:text-indent="0.07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cm" fo:margin-right="-0.009cm" fo:margin-top="0cm" fo:margin-bottom="0cm" style:contextual-spacing="false" fo:line-height="95%" fo:text-align="start" style:justify-single-word="false" fo:keep-together="auto" fo:orphans="0" fo:widows="0" fo:text-indent="0.08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.004cm" fo:margin-right="0.049cm" fo:margin-top="0.497cm" fo:margin-bottom="0cm" style:contextual-spacing="false" fo:line-height="95%" fo:text-align="start" style:justify-single-word="false" fo:keep-together="auto" fo:orphans="0" fo:widows="0" fo:text-indent="0.07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.081cm" fo:margin-right="0cm" fo:margin-top="0.4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1.332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>
      <style:paragraph-properties fo:margin-left="1.33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Standard">
      <style:paragraph-properties fo:margin-left="0cm" fo:margin-right="0.293cm" fo:margin-top="0.011cm" fo:margin-bottom="0cm" style:contextual-spacing="false" fo:line-height="95%" fo:text-align="start" style:justify-single-word="false" fo:orphans="0" fo:widows="0" fo:text-indent="0cm" style:auto-text-indent="false" fo:padding="0cm" fo:border="none"/>
    </style:style>
    <style:style style:name="P25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officeooo:paragraph-rsid="001876b4"/>
    </style:style>
    <style:style style:name="P26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orphans="0" fo:widows="0" fo:text-indent="0.069cm" style:auto-text-indent="false" fo:padding="0cm" fo:border="none"/>
      <style:text-properties officeooo:paragraph-rsid="001a2444"/>
    </style:style>
    <style:style style:name="P27" style:family="paragraph" style:parent-style-name="Standard">
      <style:paragraph-properties fo:margin-left="0.011cm" fo:margin-right="0.125cm" fo:margin-top="0.478cm" fo:margin-bottom="0cm" style:contextual-spacing="false" fo:line-height="95%" fo:text-align="start" style:justify-single-word="false" fo:keep-together="auto" fo:orphans="0" fo:widows="0" fo:text-indent="0.069cm" style:auto-text-indent="false" fo:break-before="auto" fo:break-after="auto" fo:padding="0cm" fo:border="none" fo:keep-with-next="auto"/>
      <style:text-properties officeooo:paragraph-rsid="001876b4"/>
    </style:style>
    <style:style style:name="P28" style:family="paragraph" style:parent-style-name="Standard">
      <style:paragraph-properties fo:margin-left="1.254cm" fo:margin-right="0.293cm" fo:margin-top="0.011cm" fo:margin-bottom="0cm" style:contextual-spacing="false" fo:line-height="95%" fo:text-align="start" style:justify-single-word="false" fo:keep-together="auto" fo:orphans="0" fo:widows="0" fo:text-indent="0.078cm" style:auto-text-indent="false" fo:break-before="auto" fo:break-after="auto" fo:padding="0cm" fo:border="none" fo:keep-with-next="auto"/>
      <style:text-properties fo:font-size="12pt" officeooo:paragraph-rsid="001876b4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876b4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a2444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b5c6e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c29c2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d6917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de671" style:font-name-asian="Arial1" style:font-size-asian="12pt" style:font-style-asian="normal" style:font-weight-asian="normal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otações ESP32 </text:p>
      <text:p text:style-name="P6">→ Possui vários protocolos de comunicação serial disponíveis (SPI, I2S, I2C e UART), o que <text:s/>possibilita que se comunique com diversos tipos de componentes </text:p>
      <text:p text:style-name="P3"><text:span text:style-name="T2">→ O modelo ESP32 WROOM-32 usa 6 pinos exclusivamente para se comunicar com a memória <text:s/>flash externa, que </text:span><text:span text:style-name="T1">não </text:span><text:span text:style-name="T2">podem ser usados para outro propósito (GPIO 6-11) </text:span></text:p>
      <text:p text:style-name="P10">→ A versão do ESP32 que temos é um DevKit. A versão “padrão” é apenas o chip quadradinho que <text:s/>fica na placa que a gente tem. A placa serve para poder encaixar o chip na protoboard. → Os pinos no datasheet se referem aos pinos do chip sozinho. Para encontrar a pinagem do DevKit, é preciso achar um modelo específico </text:p>
      <text:p text:style-name="P21">→ O ESP32 possui 2 botões na placa: EN para reset e BOOT (ver melhor esse). </text:p>
      <text:p text:style-name="P7">→ CP2102 é um pequeno chip (tipo um CI msm) que realiza a conversão de sinais USB para UART (UART é um protocolo de comunicação serial (ver tópico 1 novamente)). Isso serve para podermos <text:s/>passar do PC pro micro via comunicação. Para usar essa funcionalidade, é necessário um driver. Se <text:s/>achar algo parecido com driver de CP2102, é isso. </text:p>
      <text:p text:style-name="P11">→ Alguns pinos do tipo GPIO (general input output) não estão nem visíveis na placa. Podem estar <text:s/>sendo utilizados internamente pelo chip ou só não foram disponibilizados, por outros motivos, para <text:s/>o usuário (Ex: GPIO20 não aparece no diagrama de pinout). </text:p>
      <text:p text:style-name="P14">→ O pino EN (canto superior esquerdo) serve para o reset. Sim, ele já está conectado <text:s/>automaticamente com o botão EN que vem com a placa. Pino em 1: placa ligada, pino em 0: <text:s/>desligada. O botão corta a corrente, logo, o botão reseta o micro. </text:p>
      <text:p text:style-name="P15">→ Algumas nomenclaturas no esquema de pinout do DevKit que mandei no zape: → ADC: Conversão analógico digital </text:p>
      <text:p text:style-name="P22">→ COMM. INTERFACE: Pinos que servem para fazer comunicação serial </text:p>
      <text:p text:style-name="P23">→ DAC: Contrário de ADC, digital para analógico. </text:p>
      <text:p text:style-name="P16">→ HS: Alguma coisa a ver com modo de alta velocidade. Por exemplo, alguns pinos tem <text:s/>comunicaçã em alta velocidade </text:p>
      <text:p text:style-name="P17">→ TOUCH: Não entendi muito bem como funciona mas servem para implementar <text:s/>equipamentos sensíveis ao toque. </text:p>
      <text:p text:style-name="P18">→ Para se comunicar com o ESP32 via UART (protocolo de comunicação serial), usamos os pinos <text:s/>RX e TX: </text:p>
      <text:p text:style-name="P1"><text:span text:style-name="T2">→ RX é o pino reception. Por meio desse pino, o micro </text:span><text:span text:style-name="T1">recebe </text:span><text:span text:style-name="T2">dados </text:span></text:p>
      <text:p text:style-name="P2"><text:span text:style-name="T2">→ TX é o pino transmission. Por meio dele, o micro </text:span><text:span text:style-name="T1">envia </text:span><text:span text:style-name="T2">dados </text:span></text:p>
      <text:p text:style-name="P8">→ Por meio desses pinos, podemos carregar o nosso código no micro por comunicação serial, <text:s/>utilizando a conversão USB – SERIAL citada anteriormente. </text:p>
      <text:p text:style-name="P12">→ Baud rate é a velocidade de envio de dados da comunicação serial em bits/s. O padrão do ESP32 <text:s/>é 115200b/s. <text:s/></text:p>
      <text:p text:style-name="P9">→ APIs no contexto do ESP32 são as bibliotecas de funções prontas para cada tipo de <text:s/>funcionalidade. Por exemplo, a API da utilização de wi-fi são as funções prontas que podem ser <text:s/>utilizadas para isso. Sem as APIS (vulgo bibliotecas), precisaríamos criar os <text:soft-page-break/>códigos de baixo nível <text:s/>do zero. </text:p>
      <text:p text:style-name="P19">→ As APIs são próprias do microcontrolador, desenvolvidas pelos fabricantes do chip. As IDEs <text:s/>precisam ser compatíveis com a utilização dessas APIs, ou seja, devem ser capazes de transformar <text:s/>os textos que escrevemos na informação binária correta. A ESP-IDF (original da espressif) possui as APIs “padrão”, sem modificação. A Arduino IDE pega essas APIs e cria, com as próprias APIs, <text:s/>outras funções ainda mais simplificadas para ajudar o programador. As APIs, porém, não deixam de <text:s/>ser do próprio hardware. <text:s/></text:p>
      <text:p text:style-name="P21">→ Existem dois canais diferentes de leitura analógica para digital (ADC). ADC1 e ADC2. </text:p>
      <text:p text:style-name="P4"><text:span text:style-name="T2">→ Em canais ADC o funcionamento é o seguinte: Se existem dois dispositivos conectados ao <text:s/>mesmo tempo, a conversão </text:span><text:span text:style-name="T1">não </text:span><text:span text:style-name="T2">é feita de forma simultânea. Ele lê sequencialmente (primeiro um <text:s/>pouquinho do primeiro, e depois um pouquinho do segundo), mas essa alternância é feita de forma <text:s/>tão rápida que na prática é como se fosse simultâneo. Esse processo se chama </text:span><text:span text:style-name="T1">multiplexação </text:span></text:p>
      <text:p text:style-name="P20">→ Os módulos Wifi e ADC2 não podem ser utilizados simultaneamente. Pelo que entendi, utilizam <text:s/>os mesmos dispositivos internos, então enquanto um usa, o outro fica indisponível. O ADC1 é <text:s/>independente do módulo Wifi. ADC1 possui 8 pinos e ADC2 possui 10 pinos. </text:p>
      <text:p text:style-name="P21">→ A resolução dos ADC é de 12 bits (0 – 4095). </text:p>
      <text:p text:style-name="P13">→ O ESP32 possui uma técnica/sistema chamado sinais PWM. A serventia desse sistema consiste <text:s/>em simular sinais analógicos por meio de um sinal digital. Funciona da seguinte forma: → O sinal PWM é digital, e ao invés de passar uma tensão maior ou menor para controlar a <text:s/>potência do sinal (como é feito em sinais analógicos) os sinais PWM só possuem nível alto <text:s/>ou baixo. </text:p>
      <text:p text:style-name="P28">→ Para simular as variações, ele liga e desliga rapidamente. Dependendo de quanto tempo <text:s/>ele fica ligado ou desligado em cada ciclo, a potência final no dispositivo receptor vai ser <text:s/>diferente. Se por exemplo, em cada ciclo ele fica ligado 75% do tempo, o dispositivo vai <text:s/>receber 75% da potência.</text:p>
      <text:p text:style-name="P27"><text:span text:style-name="T2">→ </text:span><text:span text:style-name="T3">Para realizar a conexão do sensor termopar no ESP32, provavelmente utilizaremos o método de comunicação serial SPI. Seguem alguns dos principais conceitos:</text:span></text:p>
      <text:p text:style-name="P25"><text:span text:style-name="T3">→ </text:span><text:span text:style-name="T4">O ESP32 possui 3 barramentos de comunicação SPI: SPI (reservado para uso interno do sistema), VSPI e HSPI.</text:span></text:p>
      <text:p text:style-name="P26"><text:span text:style-name="T4">→ VSPI e HSPI são apenas questão de nomenclatura, possuem o mesmo funcionamento. Eles possuem um conjunto de pinos padrão para uso (visualizável no diagrama de pinout), mas podem ser atribuídos a praticamente qualquer GPIO, desde que sejam configurados corretamente no código.</text:span></text:p>
      <text:p text:style-name="P26"><text:span text:style-name="T4">→ O protocolo SPI se baseia no princípio mestre-escravo. O ESP32 pode funcionar nos dois modos, sendo o mestre ou o escravo (acredito que isso é relevante pois iremos utilizar dois ESP32 no projeto, então provavelmente um vai ser mestre e outro escravo).</text:span></text:p>
      <text:p text:style-name="P26"><text:span text:style-name="T4">→ </text:span><text:span text:style-name="T5">Full-Duplex: dispositivos enviam e recebem dados ao mesmo tempo. Uma linha para envio e outra para recebimento. Linha é tipo o fio por ode vão os bits, o treco físico mesmo.</text:span></text:p>
      <text:p text:style-name="P26"><text:span text:style-name="T5">→ Half-Duplex: dados vão em apenas uma direção. Pode usar 1 linha (alterna o modo), </text:span><text:soft-page-break/><text:span text:style-name="T5">2 linhas (uma para cada modo) ou 4 linhas (muito rápido pq <text:s/>vai mandar em 4 fios ao mesmo tempo).</text:span></text:p>
      <text:p text:style-name="P26"><text:span text:style-name="T5">→ Termos úteis: MOSI (Master Out Slave In, pino por onde o mestre manda para o escravo) e MISO (Contrário). </text:span></text:p>
      <text:p text:style-name="P26"><text:span text:style-name="T6">→ Para a comunicação SPI existem 4 pinos que serão selecionados e utilizados: <text:line-break/>Pino MOSI, MISO, SCLK (serial clock) e CS (chip select)</text:span></text:p>
      <text:p text:style-name="P26"><text:span text:style-name="T6">→ O pino SCLK é responsável por sincronizar o clock entre mestre e escravo, e deve ser conectado ao sensor por meio de um fio. Podemos configurar a velocidade de clock.</text:span></text:p>
      <text:p text:style-name="P26"><text:span text:style-name="T6">→ Pino CS é utilizado para escolher com qual dispositivo escravo o mestre irá se comunicar. Por exemplo: Se temos um sensor como escravo, atribuímos um pino CS a ele. Quando queremos que ele fique <text:s/>“atento” para receber ou enviar dados, colocamos esse pino em estado baixo (low, negativo, sla). Isso indica que no momento, o mestre irá enviar ou receber dados DESSE dispositivo em específico. Para receber de outro, deve colocar o pino do primeiro em HIGH e o pino do próximo em LOW. </text:span></text:p>
      <text:p text:style-name="P24"><text:span text:style-name="T2"><text:tab/></text:span></text:p>
      <text:p text:style-name="P24"><text:span text:style-name="T2">→ </text:span><text:span text:style-name="T7">Cada dispositivo possui seu próprio pino CS.</text:span></text:p>
      <text:p text:style-name="P24"><text:span text:style-name="T7"/></text:p>
      <text:p text:style-name="P24"><text:span text:style-name="T7">→ CPOL (clock polarity) define em que estado a comunicação SPI vai estar ociosa. Pode ser LOW ou HIGH (pse confuso e parece inútil, n entendi mt bem).</text:span></text:p>
      <text:p text:style-name="P24"><text:span text:style-name="T7"/></text:p>
      <text:p text:style-name="P24"><text:span text:style-name="T7">→ CPHA (clock phase) define em qual “borda” os dados vão ser enviados e em qual borda serão recebidos. Borda se refere a ondas quadradas (de estado binário, 0 ou 1). Nessas ondas, há uma borda vertical que indica a subida de 0 para um e uma que indica a decida de 1 para 0. O CPHA define justamente, em qual dessas bordas da mudança de sinal os dados são recebidos e em qual são enviados.</text:span></text:p>
      <text:p text:style-name="P24"><text:span text:style-name="T7"/></text:p>
      <text:p text:style-name="P24"><text:span text:style-name="T7">→ </text:span><text:span text:style-name="T8">Pelo que entendi, isso é importante pois diferentes dispositivos possuem diferentes configurações referentes a isso, então é necessário cofigurar o ESP corretamente para cada ca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669cm" style:num-format="1" style:print-orientation="portrait" fo:margin-top="1.972cm" fo:margin-bottom="2.475cm" fo:margin-left="2.007cm" fo:margin-right="2.011cm" style:writing-mode="lr-tb" style:layout-grid-color="#c0c0c0" style:layout-grid-lines="252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5T15:53:06.667480023</dc:date>
    <meta:editing-duration>PT13M18S</meta:editing-duration>
    <meta:editing-cycles>3</meta:editing-cycles>
    <meta:document-statistic meta:table-count="0" meta:image-count="0" meta:object-count="0" meta:page-count="3" meta:paragraph-count="41" meta:word-count="1299" meta:character-count="7544" meta:non-whitespace-character-count="6218"/>
  </office:meta>
</office:document-meta>
</file>